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1" style:family="text">
      <style:text-properties officeooo:rsid="0011ac1f"/>
    </style:style>
    <style:style style:name="T2" style:family="text">
      <style:text-properties officeooo:rsid="00135d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- Начать новый проект <text:span text:style-name="T1">Django</text:span></text:p>
      <text:p text:style-name="Standard">- Запустить сервер</text:p>
      <text:p text:style-name="Standard">- Направить скриншот главной страницы развернутого сервера в браузере</text:p>
      <text:p text:style-name="Standard"/>
      <text:p text:style-name="Standard">Полезные ссылки:</text:p>
      <text:p text:style-name="Standard"/>
      <text:p text:style-name="Standard">- <text:a xlink:type="simple" xlink:href="https://django.fun/ru/docs/django/4.1/intro/tutorial01/" text:style-name="Internet_20_link" text:visited-style-name="Visited_20_Internet_20_Link">https://django.fun/ru/docs/django/4.1/intro/tutorial01/</text:a> - начало работы с <text:span text:style-name="T1">django, создание проекта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" style:font-family-complex="'Arial Unicode MS'" style:font-family-generic-complex="swiss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19T12:00:09.673934709</meta:creation-date>
    <dc:date>2023-12-18T21:51:09.371082654</dc:date>
    <meta:editing-duration>PT2M13S</meta:editing-duration>
    <meta:editing-cycles>2</meta:editing-cycles>
    <meta:generator>LibreOffice/7.4.1.2$MacOSX_X86_64 LibreOffice_project/3c58a8f3a960df8bc8fd77b461821e42c061c5f0</meta:generator>
    <meta:document-statistic meta:table-count="0" meta:image-count="0" meta:object-count="0" meta:page-count="1" meta:paragraph-count="5" meta:word-count="28" meta:character-count="231" meta:non-whitespace-character-count="208"/>
  </office:meta>
</office:document-meta>
</file>